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Hyman Polack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a funeral oration<text:span text:style-name="T2">/</text:span></text:p>
      <text:p text:style-name="P4"><text:span text:style-name="T2">Brethren! <text:s/>Among the duties which the religion of Israel imposes,/ that of affording the dead an honorable burial, has at all times been held sacred, and/ received from its followers universal obedience. <text:s/></text:span><text:span text:style-name="T3">They</text:span><text:span text:style-name="T6"> The cynic</text:span><text:span text:style-name="T3">ally disposed</text:span><text:span text:style-name="T6"> who affect/ contempt for our maternal nature, may declare the choice of the/ mode </text:span><text:span text:style-name="T3">of disposing of</text:span><text:span text:style-name="T6"> in which our inanimate body is to be disposed of quite unimportant; but/ the descendants of the patriarchs, have been taught to consider the/ human frame--divinely appointed as the receptacle of the undying/ spirit--worthy of respect. <text:s/>From the days of Abraham, the/ Hebrews have assigned a spot, whither the departed may be conveyed/ with imposing solemnity, and whereon they who grieve may shed a/ silent tear</text:span><text:span text:style-name="T3">s</text:span><text:span text:style-name="T6">. <text:s/></text:span><text:span text:style-name="T3">The call of</text:span><text:span text:style-name="T6"> In response to that duty, whose performance must tem-/-porarily suspend the fulfilment[sic!] of other essential obligations [Hebrew]/ [Hebrew], </text:span><text:span text:style-name="T3">have convened in</text:span><text:span text:style-name="T6"> we are clustered round these </text:span><text:span text:style-name="T3">coffin</text:span><text:span text:style-name="T6"> mortal remains. <text:s/>We/ </text:span><text:span text:style-name="T3">will</text:span><text:span text:style-name="T6"> have convened together to becomingly accompany our hoary-headed brother to his final home./ <text:s/>But jointly with this pious act, our ancestral religion demands/ [Hebrew] that the mourners be sought after, </text:span><text:span text:style-name="T3">to offer them</text:span><text:span text:style-name="T6"> and be offered conso-/-lation. <text:s/>Judaism which aims to foster sympathetic feelings </text:span><text:span text:style-name="T3">of human</text:span><text:span text:style-name="T6"> among the denizens/ </text:span><text:span text:style-name="T3">sympathy</text:span><text:span text:style-name="T6"> of this nether world asks that by word fittingly spoken, a restorative/ balm be applied to the hearts that sorrow. <text:s/>Accordingly,/</text:span></text:p>
      <text:p text:style-name="P4"><text:span text:style-name="T6"/></text:p>
      <text:p text:style-name="P4"><text:span text:style-name="T6">[Page 2]</text:span></text:p>
      <text:p text:style-name="P4"><text:span text:style-name="T6">our Sages were wont to improve the occasion on which they might/ comfort the bereaved by their opportune speaking. <text:s/>And illustrations/ of the kind offices they thus rendered mankind, are recorded, as </text:span><text:soft-page-break/><text:span text:style-name="T6">an/ incentive to their disciples. <text:s/>Yet, eager as I am to copy that/ bright exemplar, I find, in the present instance, that the correct sentiments/ with which the family of my deceased friend are imbued, open to/ them a source of </text:span><text:span text:style-name="T3">comfort</text:span><text:span text:style-name="T6"> consolation, which I would, in vain, strive to supply./ <text:s/>They naturally feel that a link has been broken in the silvery/ chain that binds them together. <text:s/>They cannot at this hour contem-/-plate with serenity the void which death has created </text:span><text:span text:style-name="T3">by death</text:span><text:span text:style-name="T6"> in their circle. <text:s/>But/ the sadness experienced is mitigated by the reflector of God's/ signal favors towards </text:span><text:span text:style-name="T3">them and</text:span><text:span text:style-name="T6"> the beloved departed. <text:s/>For, his/ brow</text:span><text:span text:style-name="T3">s</text:span><text:span text:style-name="T6"> had been encircled with that which the </text:span><text:span text:style-name="T3">moralist of yore</text:span><text:span text:style-name="T6"> wisest of Kings/ pronounced to be "a crown of glory" [Hebrew], even the attaining/ of an exceedingly old age. <text:s/>The jewels in that diadem </text:span><text:span text:style-name="T3">sparkled</text:span><text:span text:style-name="T6"> shone/ </text:span><text:span text:style-name="T3">with</text:span><text:span text:style-name="T6"> brilliantly. <text:s/>Numerous descendants vying with each other to do/ their octogenarian sire reverence. <text:s/>But the pious resignation/ for the loss sustained, must ripen into deep gratitude when/ the mind reverts to the last moments of Hyman Polack upon earth./</text:span></text:p>
      <text:p text:style-name="P4"><text:span text:style-name="T6"/></text:p>
      <text:p text:style-name="P4"><text:span text:style-name="T6">[Page 3]</text:span></text:p>
      <text:p text:style-name="P4"><text:span text:style-name="T6">How few are those to whom such happiness is vouchsafed?/ <text:s/>To retain all faculties unimpaired, until the soul take</text:span><text:span text:style-name="T3">s</text:span><text:span text:style-name="T6"> is </text:span><text:span text:style-name="T3">about</text:span><text:span text:style-name="T6"> preparing to its flight/ above. <text:s/>To suffer none of the agonies which ordinarily precede/ our dissolution. <text:s/>To compose oneself as for a great slumber, suddenly/ to awaken in the realms of eternity. <text:s/>Aye, my friend! <text:s/>A murmur,/ a lament over a husband and a father who </text:span><text:span text:style-name="T3">reached beyond was</text:span><text:span text:style-name="T6"> was celestially permitted to step beyond the limits/ allotted to mortals, and who </text:span><text:span text:style-name="T3">died</text:span><text:span text:style-name="T6"> departed hence so wondrously at peace, would be/ a sin against the Lord of mercy. <text:s/>You will not, I am confident,/ trespass so greatly. <text:s/>You will cherish the memory of the deceased/ you loved well. <text:s/>You will honor his name, and rehearse his praises amid/ his progeny. <text:s/>But you will ever esteem yourselves blessed, as you/ revolve on your minds the words he forcibly uttered only an hour/ before his transition from earth to heaven. <text:s/>"I have cause to be thank-/-ful" said he, "for the Almighty has shown me the abundance/ of His goodness." <text:s/>That confession, the truth of which you have/ witnessed, must prove to you all, his dear relatives, a perennial spring of/ consolation./</text:span></text:p>
      <text:p text:style-name="P4"><text:span text:style-name="T6">But there is some who </text:span><text:span text:style-name="T5">must</text:span><text:span text:style-name="T6"> lament the death of Hyman/ Polack. <text:s/>[Hebrew]. <text:s/>"Grief becomes/ a whole association, who has lost </text:span><text:span text:style-name="T3">of</text:span><text:span text:style-name="T6"> one of its members" write our Rabbins./</text:span></text:p>
      <text:p text:style-name="P4"><text:span text:style-name="T6"/></text:p>
      <text:p text:style-name="P4"><text:span text:style-name="T6">[Page 4]</text:span></text:p>
      <text:p text:style-name="P4"><text:span text:style-name="T6">The congregation Mickv</text:span><text:span text:style-name="T7">è</text:span><text:span text:style-name="T8"> Israel has reason to be sad. <text:s/>For </text:span><text:span text:style-name="T4">of late</text:span><text:span text:style-name="T8">/ its ranks have of late been thinned away. <text:s/>Many who had inscribed/ their names among its original founders and supporters have gone to/ their long home, and now I am called upon to perform the obsequies/ and funeral rites of the oldest of the members that had hitherto sur-/-vived. <text:s/>Yes, I am sad because the veterans have fallen, and/ their places are not being filled. <text:s/>I am sad, because those/ who had stood as a bulwark against the onslaughts constantly/ made on the ancestral religion, are no more, and the Jewish/ fabric is exposed to imminent danger. <text:s/>Save it O God for/ the sake of Thy covenant! <text:s/>Strengthen and uphold the hands/ that labor for Thy holy cause, and hearken unto the intreaty[sic!]/ offered by the faithful, who address Thy throne in angelic/ language. <text:s/>Our venerable brother, whose spirit has just been ushered/ into Thy presence, will pray for the preservation of Thy laws, and/ the continuance of his congregation, as at first constituted. <text:s/>Grant/ his petition, and inspire us with humility, that we may with single-/-ness of purpose follow the dictates of our prophets and sages; cling-/ing unto Thee here below as to the only anchor of salvation, and/ deserving thereby to join the chorus of the blessed in the world which is/ everlasting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4:28:56</meta:creation-date>
    <meta:document-statistic meta:table-count="0" meta:image-count="0" meta:object-count="0" meta:page-count="3" meta:paragraph-count="70" meta:word-count="1072" meta:character-count="6760"/>
    <dc:date>2012-11-08T14:50:27.37</dc:date>
    <meta:editing-duration>PT30S</meta:editing-duration>
    <meta:editing-cycles>1</meta:editing-cycles>
    <meta:generator>OpenOffice.org/3.4.1$Win32 OpenOffice.org_project/341m1$Build-9593</meta:generator>
  </office:meta>
</office:document-meta>
</file>